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gif" manifest:full-path="Pictures/100002000000000A0000000A9CD39ACD.gif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16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2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2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2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335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1.43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81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49cm" fo:margin-right="0cm" fo:margin-top="0.198cm" fo:margin-bottom="0.119cm" fo:line-height="100%" text:enable-numbering="true" fo:text-indent="-0.657cm" style:punctuation-wrap="hanging" style:line-break="strict"/>
    </style:style>
    <style:style style:name="P8" style:family="paragraph">
      <style:paragraph-properties fo:margin-left="3.175cm" fo:margin-right="0cm" fo:margin-top="0.158cm" fo:margin-bottom="0cm" fo:line-height="106%" text:enable-numbering="true" fo:text-indent="-0.635cm" style:punctuation-wrap="hanging" style:line-break="strict"/>
    </style:style>
    <style:style style:name="P9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0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2" style:family="paragraph">
      <style:paragraph-properties fo:margin-left="1.949cm" fo:margin-right="0cm" fo:margin-top="0.198cm" fo:margin-bottom="0.119cm" fo:line-height="106%" text:enable-numbering="true" fo:text-indent="-0.657cm" style:punctuation-wrap="hanging" style:line-break="strict"/>
    </style:style>
    <style:style style:name="P13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 style:writing-mode="lr-tb"/>
    </style:style>
    <style:style style:name="P14" style:family="paragraph">
      <style:paragraph-properties fo:margin-left="0.635cm" fo:margin-right="0cm" fo:margin-top="0.176cm" fo:margin-bottom="0.176cm" fo:line-height="106%" text:enable-numbering="true" fo:text-indent="-0.635cm" style:punctuation-wrap="hanging" style:line-break="strict"/>
    </style:style>
    <style:style style:name="P15" style:family="paragraph">
      <style:paragraph-properties fo:margin-left="0.635cm" fo:margin-right="0cm" fo:margin-top="0.176cm" fo:margin-bottom="0.176cm" fo:line-height="106%" text:enable-numbering="true" fo:text-indent="-0.635cm" style:punctuation-wrap="hanging" style:line-break="strict" style:writing-mode="lr-tb"/>
    </style:style>
    <style:style style:name="P16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7" style:family="paragraph">
      <style:paragraph-properties fo:margin-left="1.949cm" fo:margin-right="0cm" fo:margin-top="0.198cm" fo:margin-bottom="0.119cm" fo:line-height="102%" text:enable-numbering="true" fo:text-indent="-0.657cm" style:punctuation-wrap="hanging" style:line-break="strict"/>
    </style:style>
    <style:style style:name="P18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 style:writing-mode="lr-tb"/>
    </style:style>
    <style:style style:name="P19" style:family="paragraph">
      <style:paragraph-properties fo:margin-left="1.8cm" fo:margin-right="0cm" text:enable-numbering="true" fo:text-indent="-0.6cm"/>
    </style:style>
    <style:style style:name="P20" style:family="paragraph">
      <style:paragraph-properties fo:margin-left="2.4cm" fo:margin-right="0cm" text:enable-numbering="true" fo:text-indent="-0.6cm"/>
    </style:style>
    <style:style style:name="P21" style:family="paragraph">
      <style:paragraph-properties fo:margin-left="1.949cm" fo:margin-right="0cm" fo:margin-top="0.198cm" fo:margin-bottom="0.119cm" fo:line-height="101%" text:enable-numbering="true" fo:text-indent="-0.657cm" style:punctuation-wrap="hanging" style:line-break="strict"/>
    </style:style>
    <style:style style:name="P22" style:family="paragraph">
      <style:paragraph-properties fo:margin-left="1.949cm" fo:margin-right="0cm" text:enable-numbering="true" fo:text-indent="-0.657cm"/>
    </style:style>
    <style:style style:name="P23" style:family="paragraph">
      <style:paragraph-properties fo:margin-left="1.949cm" fo:margin-right="0cm" fo:margin-top="0.198cm" fo:margin-bottom="0.119cm" fo:line-height="105%" text:enable-numbering="true" fo:text-indent="-0.657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7cm" style:vertical-pos="middle" style:vertical-rel="line" fo:width="0.535cm" fo:height="0.535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27cm" fo:height="0.02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7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27cm" fo:height="0.02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</text:list-style>
    <text:list-style style:name="L6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7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1.292cm" text:min-label-width="0.657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27cm" fo:height="0.02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7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27cm" fo:height="0.027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27cm" fo:height="0.027cm"/>
      </text:list-level-style-image>
    </text:list-style>
    <text:list-style style:name="L9">
      <text:list-level-style-image text:level="1" xlink:href="Pictures/100002000000000A0000000A9CD39ACD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1">
      <text:list-level-style-image text:level="1" xlink:href="Pictures/100002000000000A0000000A9CD39ACD.gif" xlink:type="simple" xlink:show="embed" xlink:actuate="onLoad">
        <style:list-level-properties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92cm" text:min-label-width="0.657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1" text:style-name="P6"><text:span text:style-name="T4">For 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Team Communic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M, Chat, File Sharing, VOIP, et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Multiple Protocols/Ser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Google Talk/XMPP, Yahoo, MSN, Skype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nteroperable with other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3" text:style-name="P6"><text:span text:style-name="T4"><text:s/></text:span><text:span text:style-name="T4">For 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esence/IM, File Transfer, Discovery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Support for Open (or closed) Services and Protoco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clipse, RCP, eRCP, Server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IM/Chat</text:span></text:p>
          </draw:text-box>
        </draw:frame>
        <draw:frame presentation:style-name="pr8" draw:text-style-name="P13" draw:layer="layout" svg:width="21.603cm" svg:height="13.216cm" svg:x="1.904cm" svg:y="3.81cm" presentation:class="outline" presentation:user-transformed="true">
          <draw:text-box>
            <text:list text:style-name="L4">
              <text:list-item>
                <text:p text:style-name="P11"><text:span text:style-name="T4">Contacts List/IM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Links in Cha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File Transfer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IRC/Group Chat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Chat Bot (KOS-MOS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Integration with Eclips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URL shar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Others: <text:s/>Mylyn, Debug, Shared Editing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Contacts Searching</text:span></text:p>
          </draw:text-box>
        </draw:frame>
        <draw:frame presentation:style-name="pr9" draw:text-style-name="P15" draw:layer="layout" svg:width="21.603cm" svg:height="13.22cm" svg:x="1.9cm" svg:y="3.81cm" presentation:class="outline" presentation:user-transformed="true">
          <draw:text-box>
            <text:list text:style-name="L4">
              <text:list-item>
                <text:p text:style-name="P14"><text:span text:style-name="T4">Quick Access to Contact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Connect via Hyperlink</text:span></text:p>
          </draw:text-box>
        </draw:frame>
        <draw:frame presentation:style-name="pr10" draw:text-style-name="P18" draw:layer="layout" svg:width="21.603cm" svg:height="13.22cm" svg:x="1.9cm" svg:y="3.81cm" presentation:class="outline" presentation:user-transformed="true">
          <draw:text-box>
            <text:list text:style-name="L4">
              <text:list-item>
                <text:p text:style-name="P16"><text:span text:style-name="T4">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4">Text and 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4">IM – Direct Connection with Us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4">Chat – Join Group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Skype for VOIP</text:span></text:p>
          </draw:text-box>
        </draw:frame>
        <draw:frame presentation:style-name="pr11" draw:text-style-name="P18" draw:layer="layout" svg:width="21.603cm" svg:height="13.22cm" svg:x="1.9cm" svg:y="3.81cm" presentation:class="outline" presentation:user-transformed="true">
          <draw:text-box>
            <text:list text:style-name="L4">
              <text:list-item>
                <text:p text:style-name="P16"><text:span text:style-name="T4">IM/Chat Features</text:span></text:p>
              </text:list-item>
            </text:list>
            <text:list text:style-name="L4">
              <text:list-item>
                <text:p text:style-name="P16"><text:span text:style-name="T4">Skype 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2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Generic Server and Collaboration Client</text:span></text:p>
          </draw:text-box>
        </draw:frame>
        <draw:frame presentation:style-name="pr13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6"><text:span text:style-name="T4">Starting as IApplication</text:span></text:p>
              </text:list-item>
            </text:list>
            <text:list text:style-name="L4">
              <text:list-item>
                <text:p text:style-name="P16"><text:span text:style-name="T4">AppGenericServer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2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What's Next: <text:s/>More Eclipse-based Features</text:span></text:p>
          </draw:text-box>
        </draw:frame>
        <draw:frame presentation:style-name="pr13" draw:text-style-name="P2" draw:layer="layout" svg:width="21.603cm" svg:height="13.971cm" svg:x="1.905cm" svg:y="4.444cm" presentation:class="outline" presentation:user-transformed="true">
          <draw:text-box>
            <text:list text:style-name="L4">
              <text:list-item>
                <text:p text:style-name="P16"><text:span text:style-name="T4">Community Driven: <text:s/>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4">More UI Featur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9"><text:span text:style-name="T4">VOIP: <text:s/>Skype, Jingle, Asterisk, SIP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9"><text:span text:style-name="T4">Integration with Mylyn/Other Too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9"><text:span text:style-name="T4">Pending Contributions/Effor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4">Shared Edit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4">ShareCode/Java Search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4">Bulletin Board Cl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For Plugin Developers</text:span></text:p>
          </draw:text-box>
        </draw:frame>
        <draw:frame presentation:style-name="pr14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Open and Extensible APIs</text:span></text:p>
              </text:list-item>
            </text:list>
            <text:list text:style-name="L4">
              <text:list-item>
                <text:p text:style-name="P11"><text:span text:style-name="T4">Provider Architecture for Multiple Protocol Support</text:span></text:p>
              </text:list-item>
            </text:list>
            <text:list text:style-name="L4">
              <text:list-item>
                <text:p text:style-name="P11"><text:span text:style-name="T4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Container</text:span></text:p>
          </draw:text-box>
        </draw:frame>
        <draw:frame presentation:style-name="pr15" draw:text-style-name="P13" draw:layer="layout" svg:width="21.603cm" svg:height="13.335cm" svg:x="1.904cm" svg:y="3.81cm" presentation:class="outline" presentation:user-transformed="true">
          <draw:text-box>
            <text:list text:style-name="L4">
              <text:list-item>
                <text:p text:style-name="P11"><text:span text:style-name="T4">Core ECF Interface: <text:s/>IContainer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Represents sess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Adapters for communication: <text:s/>Icontainer.getAdapter(&lt;interface&gt;);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2.581cm" svg:x="1.892cm" svg:y="5.08cm">
          <text:list text:style-name="L10">
            <text:list-item>
              <text:p text:style-name="P16"><text:span text:style-name="T5">IContainerManager to get all containers</text:span></text:p>
            </text:list-item>
          </text:list>
          <text:list text:style-name="L10">
            <text:list-item>
              <text:p text:style-name="P16"><text:span text:style-name="T5">Find containers that implement presence API adapter</text:span></text:p>
            </text:list-item>
          </text:list>
          <text:list text:style-name="L10">
            <text:list-item>
              <text:p text:style-name="P16"><text:span text:style-name="T5">Use adapter!</text:span></text:p>
            </text:list-item>
          </text:list>
          <text:list text:style-name="L10">
            <text:list-item>
              <text:p text:style-name="P16"><text:span text:style-name="T5">Example: <text:s/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0">
            <text:list-item>
              <text:p text:style-name="P16"><text:span text:style-name="T5">Example: <text:s/>ShowSelectedRoster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Adding Context Menu Items to Contacts View</text:span></text:p>
          </draw:text-box>
        </draw:frame>
        <draw:frame presentation:style-name="pr17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6"><text:span text:style-name="T4">Adding IActions to Contacts</text:span></text:p>
              </text:list-item>
            </text:list>
            <text:list text:style-name="L4">
              <text:list-item>
                <text:p text:style-name="P16"><text:span text:style-name="T4">RosterEntryContribution1, RosterEntryContribution2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2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Contacts View Drag and Drop Support</text:span></text:p>
          </draw:text-box>
        </draw:frame>
        <draw:frame presentation:style-name="pr18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6"><text:span text:style-name="T4">org.eclipse.ecf.presence.ui.rosterViewerDropTarget</text:span></text:p>
              </text:list-item>
            </text:list>
            <text:list text:style-name="L4">
              <text:list-item>
                <text:p text:style-name="P16"><text:span text:style-name="T4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ECF Extensibility</text:span></text:p>
          </draw:text-box>
        </draw:frame>
        <draw:frame presentation:style-name="pr14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OSGI Services, Extension Points and API </text:span></text:p>
              </text:list-item>
            </text:list>
            <text:list text:style-name="L4">
              <text:list-item>
                <text:p text:style-name="P11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Adding providers</text:span></text:p>
          </draw:text-box>
        </draw:frame>
        <draw:frame presentation:style-name="pr19" draw:text-style-name="P18" draw:layer="layout" svg:width="21.603cm" svg:height="11.43cm" svg:x="1.9cm" svg:y="4.445cm" presentation:class="outline" presentation:user-transformed="true">
          <draw:text-box>
            <text:list text:style-name="L4">
              <text:list-item>
                <text:p text:style-name="P16"><text:span text:style-name="T4">Trivial Provider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4">IContainer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2"><text:span text:style-name="T4">Namespa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RCP App</text:span></text:p>
          </draw:text-box>
        </draw:frame>
        <draw:frame presentation:style-name="pr18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6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<text:s/>APIs</text:span></text:p>
          </draw:text-box>
        </draw:frame>
        <draw:frame presentation:style-name="pr20" draw:text-style-name="P13" draw:layer="layout" svg:width="21.603cm" svg:height="12.581cm" svg:x="1.9cm" svg:y="4.445cm" presentation:class="outline" presentation:user-transformed="true">
          <draw:text-box>
            <text:list text:style-name="L4">
              <text:list-item>
                <text:p text:style-name="P11"><text:span text:style-name="T4">Datashare</text:span></text:p>
              </text:list-item>
            </text:list>
            <text:list text:style-name="L4">
              <text:list-item>
                <text:p text:style-name="P11"><text:span text:style-name="T4">Presence/IM/Cha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Discovery</text:span></text:p>
              </text:list-item>
            </text:list>
            <text:list text:style-name="L4">
              <text:list-item>
                <text:p text:style-name="P11"><text:span text:style-name="T4">VOIP</text:span></text:p>
              </text:list-item>
            </text:list>
            <text:list text:style-name="L4">
              <text:list-item>
                <text:p text:style-name="P11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Resources</text:span></text:p>
          </draw:text-box>
        </draw:frame>
        <draw:frame presentation:style-name="pr21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ECF Project Home Page: <text:s/></text:span><text:span text:style-name="T6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11"><text:span text:style-name="T4">ECF Plugins (anon CVS): <text:s/>:pserver:dev.eclipse.org:/cvsroot/technology/org.eclipse.ecf/examples/plugins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4">org.eclipse.ecf.examples.webin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<text:span text:style-name="T4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6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Dynamic Service Discovery</text:span></text:p>
          </draw:text-box>
        </draw:frame>
        <draw:frame presentation:style-name="pr18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6"><text:span text:style-name="T4">Zeroconf Implementation</text:span></text:p>
              </text:list-item>
            </text:list>
            <text:list text:style-name="L4">
              <text:list-item>
                <text:p text:style-name="P16"><text:span text:style-name="T4">Discovery Using other Mechanisms/Protocol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JXT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Upn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Other contributions welcom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9cm" svg:height="11.997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57cm" style:vertical-pos="middle" style:vertical-rel="line" fo:width="0.535cm" fo:height="0.535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27cm" fo:height="0.027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27cm" fo:height="0.027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27cm" fo:height="0.027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27cm" fo:height="0.027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27cm" fo:height="0.027cm"/>
          </text:list-level-style-image>
        </text:list-style>
      </style:graphic-properties>
      <style:paragraph-properties fo:margin-left="0.635cm" fo:margin-right="0cm" fo:margin-top="0.176cm" fo:margin-bottom="0.176cm" fo:line-height="10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49cm" fo:margin-right="0cm" fo:margin-top="0.198cm" fo:margin-bottom="0.119cm" fo:line-height="108%" fo:text-align="start" text:enable-numbering="true" fo:text-indent="0cm" style:punctuation-wrap="hanging" style:line-break="strict" style:writing-mode="lr-tb">
        <style:tab-stops>
          <style:tab-stop style:position="0.59cm"/>
          <style:tab-stop style:position="1.86cm"/>
          <style:tab-stop style:position="3.13cm"/>
          <style:tab-stop style:position="4.4cm"/>
          <style:tab-stop style:position="5.67cm"/>
          <style:tab-stop style:position="6.94cm"/>
          <style:tab-stop style:position="8.21cm"/>
          <style:tab-stop style:position="9.48cm"/>
          <style:tab-stop style:position="10.75cm"/>
          <style:tab-stop style:position="12.02cm"/>
          <style:tab-stop style:position="13.29cm"/>
          <style:tab-stop style:position="14.56cm"/>
          <style:tab-stop style:position="15.83cm"/>
          <style:tab-stop style:position="17.1cm"/>
          <style:tab-stop style:position="18.37cm"/>
          <style:tab-stop style:position="19.64cm"/>
          <style:tab-stop style:position="20.91cm"/>
          <style:tab-stop style:position="22.18cm"/>
          <style:tab-stop style:position="23.45cm"/>
          <style:tab-stop style:position="24.72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5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57cm" style:vertical-pos="middle" style:vertical-rel="line" fo:width="0.11cm" fo:height="0.11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11cm" fo:height="0.11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11cm" fo:height="0.11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1cm" fo:height="0.11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1cm" fo:height="0.11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1cm" fo:height="0.11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1cm" fo:height="0.11cm"/>
          </text:list-level-style-image>
        </text:list-style>
      </style:graphic-properties>
      <style:paragraph-properties fo:margin-left="0.635cm" fo:margin-right="0cm" fo:margin-top="0.176cm" fo:margin-bottom="0.176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49cm" fo:margin-right="0cm" fo:margin-top="0.198cm" fo:margin-bottom="0.119cm" fo:line-height="58%" fo:text-align="start" text:enable-numbering="true" fo:text-indent="0cm" style:punctuation-wrap="hanging" style:line-break="strict" style:writing-mode="lr-tb">
        <style:tab-stops>
          <style:tab-stop style:position="0.59cm"/>
          <style:tab-stop style:position="1.86cm"/>
          <style:tab-stop style:position="3.13cm"/>
          <style:tab-stop style:position="4.4cm"/>
          <style:tab-stop style:position="5.67cm"/>
          <style:tab-stop style:position="6.94cm"/>
          <style:tab-stop style:position="8.21cm"/>
          <style:tab-stop style:position="9.48cm"/>
          <style:tab-stop style:position="10.75cm"/>
          <style:tab-stop style:position="12.02cm"/>
          <style:tab-stop style:position="13.29cm"/>
          <style:tab-stop style:position="14.56cm"/>
          <style:tab-stop style:position="15.83cm"/>
          <style:tab-stop style:position="17.1cm"/>
          <style:tab-stop style:position="18.37cm"/>
          <style:tab-stop style:position="19.64cm"/>
          <style:tab-stop style:position="20.91cm"/>
          <style:tab-stop style:position="22.18cm"/>
          <style:tab-stop style:position="23.45cm"/>
          <style:tab-stop style:position="24.72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58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8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17cm" fo:margin-right="0cm" fo:margin-top="0.114cm" fo:margin-bottom="0cm" fo:line-height="98%" text:enable-numbering="false" fo:text-indent="-0.917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1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14cm" svg:height="3.247cm" svg:x="0.635cm" svg:y="1.269cm" presentation:class="title" presentation:placeholder="true">
        <draw:text-box/>
      </draw:frame>
      <draw:frame presentation:style-name="Default-outline1" draw:layer="backgroundobjects" svg:width="21.568cm" svg:height="14.086cm" svg:x="1.901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891cm" svg:height="0.684cm" svg:x="19.199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71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71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299cm" svg:height="9.985cm" svg:x="3.492cm" svg:y="2.002cm" presentation:class="page"/>
        <draw:frame presentation:style-name="Default-notes" draw:layer="backgroundobjects" svg:width="16.219cm" svg:height="11.996cm" svg:x="2.032cm" svg:y="12.668cm" presentation:class="notes" presentation:placeholder="true">
          <draw:text-box/>
        </draw:frame>
        <draw:frame presentation:style-name="pr4" draw:text-style-name="P10" draw:layer="backgroundobjects" svg:width="8.771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71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62cm" svg:height="4.085cm" svg:x="1.098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891cm" svg:height="1.288cm" svg:x="19.12cm" svg:y="0.705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25cm" svg:height="12.569cm" svg:x="1.269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71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71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299cm" svg:height="9.985cm" svg:x="3.492cm" svg:y="2.002cm" presentation:class="page"/>
        <draw:frame presentation:style-name="Title1-notes" draw:layer="backgroundobjects" svg:width="16.219cm" svg:height="11.996cm" svg:x="2.032cm" svg:y="12.668cm" presentation:class="notes" presentation:placeholder="true">
          <draw:text-box/>
        </draw:frame>
        <draw:frame presentation:style-name="pr9" draw:text-style-name="P10" draw:layer="backgroundobjects" svg:width="8.771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71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meta:print-date>2007-07-30T10:25:20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